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1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1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1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1">
      <style:text-properties fo:font-weight="normal" style:font-weight-asian="normal" style:font-weight-complex="normal"/>
    </style:style>
    <style:style style:name="ce18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1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 table:number-columns-repeated="1019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7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style-name="ce23"/>
          <table:table-cell table:style-name="ce23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0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4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6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4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19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3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3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4" calcext:value-type="float">
            <text:p>84</text:p>
          </table:table-cell>
          <table:table-cell/>
          <table:table-cell table:style-name="ce23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52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5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4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6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6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6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6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7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74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76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8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3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4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286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28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288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28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290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29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293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5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297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298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00]+20" office:value-type="float" office:value="138" calcext:value-type="float">
            <text:p>138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01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02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03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0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05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06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0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1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1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1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1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1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1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1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clerestory carriages (old from Standard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1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18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1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20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21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22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2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2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2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2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2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28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29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3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3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2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35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36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3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3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43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44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45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46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47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48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49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50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5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5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53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5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6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6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67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6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70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71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72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73]+25" office:value-type="float" office:value="250" calcext:value-type="float">
            <text:p>250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37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00:27:55.8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01-29T23:37:01.848000000</dc:date>
    <meta:editing-duration>P10DT10H1M12S</meta:editing-duration>
    <meta:editing-cycles>663</meta:editing-cycles>
    <meta:generator>LibreOffice/4.4.6.3$Windows_x86 LibreOffice_project/e8938fd3328e95dcf59dd64e7facd2c7d67c704d</meta:generator>
    <meta:document-statistic meta:table-count="3" meta:cell-count="2403" meta:object-count="0"/>
  </office:meta>
</office:document-meta>
</file>